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1.3972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1.342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5256in"/>
    </style:style>
    <style:style style:name="co18" style:family="table-column">
      <style:table-column-properties fo:break-before="auto" style:column-width="1.3756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6.9291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9" table:default-cell-style-name="Default"/>
        <table:table-column table:style-name="co21" table:default-cell-style-name="Default"/>
        <table:table-row table:style-name="ro1">
          <table:table-cell office:value-type="string">
            <text:p>Server Type</text:p>
          </table:table-cell>
          <table:table-cell office:value-type="string">
            <text:p>Storage Type</text:p>
          </table:table-cell>
          <table:table-cell office:value-type="string">
            <text:p>Response Type</text:p>
          </table:table-cell>
          <table:table-cell office:value-type="string">
            <text:p>Custom</text:p>
          </table:table-cell>
          <table:table-cell office:value-type="string">
            <text:p>Req/Connections</text:p>
          </table:table-cell>
          <table:table-cell office:value-type="string">
            <text:p>Connections</text:p>
          </table:table-cell>
          <table:table-cell office:value-type="string">
            <text:p>Completed</text:p>
          </table:table-cell>
          <table:table-cell office:value-type="string">
            <text:p>Failed</text:p>
          </table:table-cell>
          <table:table-cell office:value-type="string">
            <text:p>Total Time (s)</text:p>
          </table:table-cell>
          <table:table-cell office:value-type="string">
            <text:p>Total transferred (bytes)</text:p>
          </table:table-cell>
          <table:table-cell office:value-type="string">
            <text:p>req/sec</text:p>
          </table:table-cell>
          <table:table-cell office:value-type="string">
            <text:p>msec/req</text:p>
          </table:table-cell>
          <table:table-cell office:value-type="string">
            <text:p>msec/req concurrent</text:p>
          </table:table-cell>
          <table:table-cell office:value-type="string">
            <text:p>KB/sec</text:p>
          </table:table-cell>
          <table:table-cell office:value-type="string">
            <text:p>Connect mean (ms)</text:p>
          </table:table-cell>
          <table:table-cell office:value-type="string">
            <text:p>Connect std (ms)</text:p>
          </table:table-cell>
          <table:table-cell office:value-type="string">
            <text:p>Processing mean (ms)</text:p>
          </table:table-cell>
          <table:table-cell office:value-type="string">
            <text:p>Processing std (ms)</text:p>
          </table:table-cell>
          <table:table-cell office:value-type="string">
            <text:p>Waiting mean (ms)</text:p>
          </table:table-cell>
          <table:table-cell office:value-type="string">
            <text:p>Waiting std (ms)</text:p>
          </table:table-cell>
          <table:table-cell office:value-type="string">
            <text:p>Total mean (ms)</text:p>
          </table:table-cell>
          <table:table-cell office:value-type="string">
            <text:p>Total std (ms)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block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2.884">
            <text:p>12.884</text:p>
          </table:table-cell>
          <table:table-cell office:value-type="float" office:value="7939400">
            <text:p>7939400</text:p>
          </table:table-cell>
          <table:table-cell office:value-type="float" office:value="15.52">
            <text:p>15.52</text:p>
          </table:table-cell>
          <table:table-cell office:value-type="float" office:value="644.195">
            <text:p>644.195</text:p>
          </table:table-cell>
          <table:table-cell office:value-type="float" office:value="64.42">
            <text:p>64.42</text:p>
          </table:table-cell>
          <table:table-cell office:value-type="float" office:value="601.78">
            <text:p>601.78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597">
            <text:p>597</text:p>
          </table:table-cell>
          <table:table-cell office:value-type="float" office:value="251.2">
            <text:p>251.2</text:p>
          </table:table-cell>
          <table:table-cell office:value-type="float" office:value="456">
            <text:p>456</text:p>
          </table:table-cell>
          <table:table-cell office:value-type="float" office:value="246.5">
            <text:p>246.5</text:p>
          </table:table-cell>
          <table:table-cell office:value-type="float" office:value="636">
            <text:p>636</text:p>
          </table:table-cell>
          <table:table-cell office:value-type="float" office:value="254.7">
            <text:p>254.7</text:p>
          </table:table-cell>
          <table:table-cell office:value-type="string">
            <text:p>http://ec2-50-16-19-74.compute-1.amazonaws.com:8000/wo/block_rast1-small/block_rast2-small/3/7/tru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2.932">
            <text:p>12.932</text:p>
          </table:table-cell>
          <table:table-cell office:value-type="float" office:value="7939400">
            <text:p>7939400</text:p>
          </table:table-cell>
          <table:table-cell office:value-type="float" office:value="15.47">
            <text:p>15.47</text:p>
          </table:table-cell>
          <table:table-cell office:value-type="float" office:value="646.594">
            <text:p>646.594</text:p>
          </table:table-cell>
          <table:table-cell office:value-type="float" office:value="64.659">
            <text:p>64.659</text:p>
          </table:table-cell>
          <table:table-cell office:value-type="float" office:value="599.55">
            <text:p>599.55</text:p>
          </table:table-cell>
          <table:table-cell office:value-type="float" office:value="31">
            <text:p>31</text:p>
          </table:table-cell>
          <table:table-cell office:value-type="float" office:value="24.4">
            <text:p>24.4</text:p>
          </table:table-cell>
          <table:table-cell office:value-type="float" office:value="611">
            <text:p>611</text:p>
          </table:table-cell>
          <table:table-cell office:value-type="float" office:value="284.7">
            <text:p>284.7</text:p>
          </table:table-cell>
          <table:table-cell office:value-type="float" office:value="467">
            <text:p>467</text:p>
          </table:table-cell>
          <table:table-cell office:value-type="float" office:value="270.1">
            <text:p>270.1</text:p>
          </table:table-cell>
          <table:table-cell office:value-type="float" office:value="642">
            <text:p>642</text:p>
          </table:table-cell>
          <table:table-cell office:value-type="float" office:value="280.8">
            <text:p>280.8</text:p>
          </table:table-cell>
          <table:table-cell office:value-type="string">
            <text:p>http://ec2-50-16-19-74.compute-1.amazonaws.com:8000/wo/cache_rast1-small/cache_rast2-small/3/7/true</text:p>
          </table:table-cell>
        </table:table-row>
        <table:table-row table:style-name="ro1">
          <table:table-cell office:value-type="string">
            <text:p>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3.881">
            <text:p>13.881</text:p>
          </table:table-cell>
          <table:table-cell office:value-type="float" office:value="7939400">
            <text:p>7939400</text:p>
          </table:table-cell>
          <table:table-cell office:value-type="float" office:value="14.41">
            <text:p>14.41</text:p>
          </table:table-cell>
          <table:table-cell office:value-type="float" office:value="694.072">
            <text:p>694.072</text:p>
          </table:table-cell>
          <table:table-cell office:value-type="float" office:value="69.407">
            <text:p>69.407</text:p>
          </table:table-cell>
          <table:table-cell office:value-type="float" office:value="558.54">
            <text:p>558.5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668">
            <text:p>668</text:p>
          </table:table-cell>
          <table:table-cell office:value-type="float" office:value="247.6">
            <text:p>247.6</text:p>
          </table:table-cell>
          <table:table-cell office:value-type="float" office:value="596">
            <text:p>596</text:p>
          </table:table-cell>
          <table:table-cell office:value-type="float" office:value="237">
            <text:p>237</text:p>
          </table:table-cell>
          <table:table-cell office:value-type="float" office:value="685">
            <text:p>685</text:p>
          </table:table-cell>
          <table:table-cell office:value-type="float" office:value="246.5">
            <text:p>246.5</text:p>
          </table:table-cell>
          <table:table-cell office:value-type="string">
            <text:p>http://ec2-174-129-165-42.compute-1.amazonaws.com:8000/wo/cache_rast1-small/cache_rast2-small/3/7/true</text:p>
          </table:table-cell>
        </table:table-row>
        <table:table-row table:style-name="ro1">
          <table:table-cell office:value-type="string">
            <text:p>m1.medium</text:p>
          </table:table-cell>
          <table:table-cell office:value-type="string">
            <text:p>block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8.89">
            <text:p>8.89</text:p>
          </table:table-cell>
          <table:table-cell office:value-type="float" office:value="7939400">
            <text:p>7939400</text:p>
          </table:table-cell>
          <table:table-cell office:value-type="float" office:value="22.5">
            <text:p>22.5</text:p>
          </table:table-cell>
          <table:table-cell office:value-type="float" office:value="444.518">
            <text:p>444.518</text:p>
          </table:table-cell>
          <table:table-cell office:value-type="float" office:value="44.452">
            <text:p>44.452</text:p>
          </table:table-cell>
          <table:table-cell office:value-type="float" office:value="872.1">
            <text:p>872.1</text:p>
          </table:table-cell>
          <table:table-cell office:value-type="float" office:value="23">
            <text:p>23</text:p>
          </table:table-cell>
          <table:table-cell office:value-type="float" office:value="71.8">
            <text:p>71.8</text:p>
          </table:table-cell>
          <table:table-cell office:value-type="float" office:value="414">
            <text:p>414</text:p>
          </table:table-cell>
          <table:table-cell office:value-type="float" office:value="214.2">
            <text:p>214.2</text:p>
          </table:table-cell>
          <table:table-cell office:value-type="float" office:value="305">
            <text:p>305</text:p>
          </table:table-cell>
          <table:table-cell office:value-type="float" office:value="124.3">
            <text:p>124.3</text:p>
          </table:table-cell>
          <table:table-cell office:value-type="float" office:value="437">
            <text:p>437</text:p>
          </table:table-cell>
          <table:table-cell office:value-type="float" office:value="223.3">
            <text:p>223.3</text:p>
          </table:table-cell>
          <table:table-cell office:value-type="string">
            <text:p>http://ec2-174-129-165-42.compute-1.amazonaws.com:8000/wo/block_rast1-small/block_rast2-small/3/7/true</text:p>
          </table:table-cell>
        </table:table-row>
        <table:table-row table:style-name="ro1">
          <table:table-cell office:value-type="string">
            <text:p>m1.medium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8.469">
            <text:p>8.469</text:p>
          </table:table-cell>
          <table:table-cell office:value-type="float" office:value="7939400">
            <text:p>7939400</text:p>
          </table:table-cell>
          <table:table-cell office:value-type="float" office:value="23.61">
            <text:p>23.61</text:p>
          </table:table-cell>
          <table:table-cell office:value-type="float" office:value="423.467">
            <text:p>423.467</text:p>
          </table:table-cell>
          <table:table-cell office:value-type="float" office:value="42.347">
            <text:p>42.347</text:p>
          </table:table-cell>
          <table:table-cell office:value-type="float" office:value="915.46">
            <text:p>915.46</text:p>
          </table:table-cell>
          <table:table-cell office:value-type="float" office:value="36">
            <text:p>36</text:p>
          </table:table-cell>
          <table:table-cell office:value-type="float" office:value="141.5">
            <text:p>141.5</text:p>
          </table:table-cell>
          <table:table-cell office:value-type="float" office:value="372">
            <text:p>372</text:p>
          </table:table-cell>
          <table:table-cell office:value-type="float" office:value="289.7">
            <text:p>289.7</text:p>
          </table:table-cell>
          <table:table-cell office:value-type="float" office:value="206">
            <text:p>206</text:p>
          </table:table-cell>
          <table:table-cell office:value-type="float" office:value="152.5">
            <text:p>152.5</text:p>
          </table:table-cell>
          <table:table-cell office:value-type="float" office:value="408">
            <text:p>408</text:p>
          </table:table-cell>
          <table:table-cell office:value-type="float" office:value="321.5">
            <text:p>321.5</text:p>
          </table:table-cell>
          <table:table-cell office:value-type="string">
            <text:p>http://ec2-174-129-165-42.compute-1.amazonaws.com:8000/wo/local_rast1-small/local_rast2-small/3/7/true</text:p>
          </table:table-cell>
        </table:table-row>
        <table:table-row table:style-name="ro1">
          <table:table-cell office:value-type="string">
            <text:p>m1.medium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1408x1408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12.968">
            <text:p>212.968</text:p>
          </table:table-cell>
          <table:table-cell office:value-type="float" office:value="231060800">
            <text:p>231060800</text:p>
          </table:table-cell>
          <table:table-cell office:value-type="float" office:value="0.94">
            <text:p>0.94</text:p>
          </table:table-cell>
          <table:table-cell office:value-type="float" office:value="10648.405">
            <text:p>10648.405</text:p>
          </table:table-cell>
          <table:table-cell office:value-type="float" office:value="1064.841">
            <text:p>1064.841</text:p>
          </table:table-cell>
          <table:table-cell office:value-type="float" office:value="1059.53">
            <text:p>1059.53</text:p>
          </table:table-cell>
          <table:table-cell office:value-type="float" office:value="29">
            <text:p>29</text:p>
          </table:table-cell>
          <table:table-cell office:value-type="float" office:value="122.6">
            <text:p>122.6</text:p>
          </table:table-cell>
          <table:table-cell office:value-type="float" office:value="10493">
            <text:p>10493</text:p>
          </table:table-cell>
          <table:table-cell office:value-type="float" office:value="2670.8">
            <text:p>2670.8</text:p>
          </table:table-cell>
          <table:table-cell office:value-type="float" office:value="3681">
            <text:p>3681</text:p>
          </table:table-cell>
          <table:table-cell office:value-type="float" office:value="1519.7">
            <text:p>1519.7</text:p>
          </table:table-cell>
          <table:table-cell office:value-type="float" office:value="10522">
            <text:p>10522</text:p>
          </table:table-cell>
          <table:table-cell office:value-type="float" office:value="2673.1">
            <text:p>2673.1</text:p>
          </table:table-cell>
          <table:table-cell office:value-type="string">
            <text:p>http://ec2-174-129-165-42.compute-1.amazonaws.com:8000/wo/cache_rast1-med/cache_rast2-med/3/7/tru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1408x140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1.608">
            <text:p>161.608</text:p>
          </table:table-cell>
          <table:table-cell office:value-type="float" office:value="115530400">
            <text:p>115530400</text:p>
          </table:table-cell>
          <table:table-cell office:value-type="float" office:value="0.62">
            <text:p>0.62</text:p>
          </table:table-cell>
          <table:table-cell office:value-type="float" office:value="16160.836">
            <text:p>16160.836</text:p>
          </table:table-cell>
          <table:table-cell office:value-type="float" office:value="1616.084">
            <text:p>1616.084</text:p>
          </table:table-cell>
          <table:table-cell office:value-type="float" office:value="698.12">
            <text:p>698.12</text:p>
          </table:table-cell>
          <table:table-cell office:value-type="float" office:value="42">
            <text:p>42</text:p>
          </table:table-cell>
          <table:table-cell office:value-type="float" office:value="29.6">
            <text:p>29.6</text:p>
          </table:table-cell>
          <table:table-cell office:value-type="float" office:value="15716">
            <text:p>15716</text:p>
          </table:table-cell>
          <table:table-cell office:value-type="float" office:value="3686.2">
            <text:p>3686.2</text:p>
          </table:table-cell>
          <table:table-cell office:value-type="float" office:value="9341">
            <text:p>9341</text:p>
          </table:table-cell>
          <table:table-cell office:value-type="float" office:value="3031">
            <text:p>3031</text:p>
          </table:table-cell>
          <table:table-cell office:value-type="float" office:value="15757">
            <text:p>15757</text:p>
          </table:table-cell>
          <table:table-cell office:value-type="float" office:value="3682">
            <text:p>3682</text:p>
          </table:table-cell>
          <table:table-cell office:value-type="string">
            <text:p>http://ec2-50-16-19-74.compute-1.amazonaws.com:8000/wo/cache_rast1-med/cache_rast2-med/3/7/tru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1408x1408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79.882">
            <text:p>79.882</text:p>
          </table:table-cell>
          <table:table-cell office:value-type="float" office:value="5455">
            <text:p>5455</text:p>
          </table:table-cell>
          <table:table-cell office:value-type="float" office:value="0.63">
            <text:p>0.63</text:p>
          </table:table-cell>
          <table:table-cell office:value-type="float" office:value="7988.162">
            <text:p>7988.162</text:p>
          </table:table-cell>
          <table:table-cell office:value-type="float" office:value="1597.632">
            <text:p>1597.632</text:p>
          </table:table-cell>
          <table:table-cell office:value-type="float" office:value="0.07">
            <text:p>0.07</text:p>
          </table:table-cell>
          <table:table-cell office:value-type="float" office:value="22">
            <text:p>22</text:p>
          </table:table-cell>
          <table:table-cell office:value-type="float" office:value="21.1">
            <text:p>21.1</text:p>
          </table:table-cell>
          <table:table-cell office:value-type="float" office:value="7900">
            <text:p>7900</text:p>
          </table:table-cell>
          <table:table-cell office:value-type="float" office:value="3042.7">
            <text:p>3042.7</text:p>
          </table:table-cell>
          <table:table-cell office:value-type="float" office:value="7892">
            <text:p>7892</text:p>
          </table:table-cell>
          <table:table-cell office:value-type="float" office:value="3048">
            <text:p>3048</text:p>
          </table:table-cell>
          <table:table-cell office:value-type="float" office:value="7923">
            <text:p>7923</text:p>
          </table:table-cell>
          <table:table-cell office:value-type="float" office:value="3037.9">
            <text:p>3037.9</text:p>
          </table:table-cell>
          <table:table-cell office:value-type="string">
            <text:p>http://ec2-50-16-19-74.compute-1.amazonaws.com:8000/wo/cache_rast1-med/cache_rast2-med/3/7/fals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2560x25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4.937">
            <text:p>54.937</text:p>
          </table:table-cell>
          <table:table-cell office:value-type="float" office:value="1091">
            <text:p>1091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5493.713">
            <text:p>5493.713</text:p>
          </table:table-cell>
          <table:table-cell office:value-type="float" office:value="0.02">
            <text:p>0.02</text:p>
          </table:table-cell>
          <table:table-cell office:value-type="float" office:value="23">
            <text:p>23</text:p>
          </table:table-cell>
          <table:table-cell office:value-type="float" office:value="20.5">
            <text:p>20.5</text:p>
          </table:table-cell>
          <table:table-cell office:value-type="float" office:value="5471">
            <text:p>5471</text:p>
          </table:table-cell>
          <table:table-cell office:value-type="float" office:value="4245.5">
            <text:p>4245.5</text:p>
          </table:table-cell>
          <table:table-cell office:value-type="float" office:value="5471">
            <text:p>5471</text:p>
          </table:table-cell>
          <table:table-cell office:value-type="float" office:value="4245.5">
            <text:p>4245.5</text:p>
          </table:table-cell>
          <table:table-cell office:value-type="float" office:value="5494">
            <text:p>5494</text:p>
          </table:table-cell>
          <table:table-cell office:value-type="float" office:value="4251.2">
            <text:p>4251.2</text:p>
          </table:table-cell>
          <table:table-cell office:value-type="string">
            <text:p>http://ec2-50-16-19-74.compute-1.amazonaws.com:8000/wo/cache_rast1-big/cache_rast2-big/3/7/fals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block</text:p>
          </table:table-cell>
          <table:table-cell office:value-type="string">
            <text:p>Text</text:p>
          </table:table-cell>
          <table:table-cell office:value-type="string">
            <text:p>2560x25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.573">
            <text:p>33.573</text:p>
          </table:table-cell>
          <table:table-cell office:value-type="float" office:value="1090">
            <text:p>109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3357.28">
            <text:p>3357.28</text:p>
          </table:table-cell>
          <table:table-cell office:value-type="float" office:value="0.03">
            <text:p>0.0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335">
            <text:p>3335</text:p>
          </table:table-cell>
          <table:table-cell office:value-type="float" office:value="218.4">
            <text:p>218.4</text:p>
          </table:table-cell>
          <table:table-cell office:value-type="float" office:value="3335">
            <text:p>3335</text:p>
          </table:table-cell>
          <table:table-cell office:value-type="float" office:value="218.4">
            <text:p>218.4</text:p>
          </table:table-cell>
          <table:table-cell office:value-type="float" office:value="3357">
            <text:p>3357</text:p>
          </table:table-cell>
          <table:table-cell office:value-type="float" office:value="229.4">
            <text:p>229.4</text:p>
          </table:table-cell>
          <table:table-cell office:value-type="string">
            <text:p>http://ec2-50-16-19-74.compute-1.amazonaws.com:8000/wo/block_rast1-big/block_rast2-big/3/7/fals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2560x25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.962">
            <text:p>33.962</text:p>
          </table:table-cell>
          <table:table-cell office:value-type="float" office:value="1090">
            <text:p>1090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3396.225">
            <text:p>3396.225</text:p>
          </table:table-cell>
          <table:table-cell office:value-type="float" office:value="0.03">
            <text:p>0.03</text:p>
          </table:table-cell>
          <table:table-cell office:value-type="float" office:value="23">
            <text:p>23</text:p>
          </table:table-cell>
          <table:table-cell office:value-type="float" office:value="20.6">
            <text:p>20.6</text:p>
          </table:table-cell>
          <table:table-cell office:value-type="float" office:value="3373">
            <text:p>3373</text:p>
          </table:table-cell>
          <table:table-cell office:value-type="float" office:value="451.5">
            <text:p>451.5</text:p>
          </table:table-cell>
          <table:table-cell office:value-type="float" office:value="3373">
            <text:p>3373</text:p>
          </table:table-cell>
          <table:table-cell office:value-type="float" office:value="451.5">
            <text:p>451.5</text:p>
          </table:table-cell>
          <table:table-cell office:value-type="float" office:value="3396">
            <text:p>3396</text:p>
          </table:table-cell>
          <table:table-cell office:value-type="float" office:value="448.4">
            <text:p>448.4</text:p>
          </table:table-cell>
          <table:table-cell office:value-type="string">
            <text:p>http://ec2-50-16-19-74.compute-1.amazonaws.com:8000/wo/local_rast1-big/local_rast2-big/3/7/fals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2560x25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.389">
            <text:p>41.389</text:p>
          </table:table-cell>
          <table:table-cell office:value-type="float" office:value="1087">
            <text:p>1087</text:p>
          </table:table-cell>
          <table:table-cell office:value-type="float" office:value="0.24">
            <text:p>0.24</text:p>
          </table:table-cell>
          <table:table-cell office:value-type="float" office:value="8277.86">
            <text:p>8277.86</text:p>
          </table:table-cell>
          <table:table-cell office:value-type="float" office:value="4138.93">
            <text:p>4138.93</text:p>
          </table:table-cell>
          <table:table-cell office:value-type="float" office:value="0.03">
            <text:p>0.03</text:p>
          </table:table-cell>
          <table:table-cell office:value-type="float" office:value="31">
            <text:p>31</text:p>
          </table:table-cell>
          <table:table-cell office:value-type="float" office:value="30.8">
            <text:p>30.8</text:p>
          </table:table-cell>
          <table:table-cell office:value-type="float" office:value="7948">
            <text:p>7948</text:p>
          </table:table-cell>
          <table:table-cell office:value-type="float" office:value="2396.4">
            <text:p>2396.4</text:p>
          </table:table-cell>
          <table:table-cell office:value-type="float" office:value="7948">
            <text:p>7948</text:p>
          </table:table-cell>
          <table:table-cell office:value-type="float" office:value="2396.4">
            <text:p>2396.4</text:p>
          </table:table-cell>
          <table:table-cell office:value-type="float" office:value="7980">
            <text:p>7980</text:p>
          </table:table-cell>
          <table:table-cell office:value-type="float" office:value="2398.6">
            <text:p>2398.6</text:p>
          </table:table-cell>
          <table:table-cell office:value-type="string">
            <text:p>http://ec2-50-16-19-74.compute-1.amazonaws.com:8000/wo/local_rast1-big/local_rast2-big/3/7/false</text:p>
          </table:table-cell>
        </table:table-row>
        <table:table-row table:style-name="ro1">
          <table:table-cell office:value-type="string">
            <text:p>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0x256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679.3">
            <text:p>679.3</text:p>
          </table:table-cell>
          <table:table-cell office:value-type="float" office:value="763000600">
            <text:p>763000600</text:p>
          </table:table-cell>
          <table:table-cell office:value-type="float" office:value="0.29">
            <text:p>0.29</text:p>
          </table:table-cell>
          <table:table-cell office:value-type="float" office:value="33964.994">
            <text:p>33964.994</text:p>
          </table:table-cell>
          <table:table-cell office:value-type="float" office:value="3396.499">
            <text:p>3396.499</text:p>
          </table:table-cell>
          <table:table-cell office:value-type="float" office:value="1096.89">
            <text:p>1096.89</text:p>
          </table:table-cell>
          <table:table-cell office:value-type="float" office:value="54">
            <text:p>54</text:p>
          </table:table-cell>
          <table:table-cell office:value-type="float" office:value="201.5">
            <text:p>201.5</text:p>
          </table:table-cell>
          <table:table-cell office:value-type="float" office:value="33594">
            <text:p>33594</text:p>
          </table:table-cell>
          <table:table-cell office:value-type="float" office:value="10109.1">
            <text:p>10109.1</text:p>
          </table:table-cell>
          <table:table-cell office:value-type="float" office:value="7536">
            <text:p>7536</text:p>
          </table:table-cell>
          <table:table-cell office:value-type="float" office:value="4774.5">
            <text:p>4774.5</text:p>
          </table:table-cell>
          <table:table-cell office:value-type="float" office:value="33648">
            <text:p>33648</text:p>
          </table:table-cell>
          <table:table-cell office:value-type="float" office:value="10138.7">
            <text:p>10138.7</text:p>
          </table:table-cell>
          <table:table-cell office:value-type="string">
            <text:p>http://ec2-23-20-37-137.compute-1.amazonaws.com:8000/wo/local_rast1-big/local_rast2-big/3/7/true</text:p>
          </table:table-cell>
        </table:table-row>
        <table:table-row table:style-name="ro1">
          <table:table-cell office:value-type="string">
            <text:p>m1.xlarge</text:p>
          </table:table-cell>
          <table:table-cell office:value-type="string">
            <text:p>local</text:p>
          </table:table-cell>
          <table:table-cell office:value-type="string">
            <text:p>Text</text:p>
          </table:table-cell>
          <table:table-cell office:value-type="string">
            <text:p>2560x256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office:value-type="float" office:value="127.933">
            <text:p>127.933</text:p>
          </table:table-cell>
          <table:table-cell office:value-type="float" office:value="21783">
            <text:p>21783</text:p>
          </table:table-cell>
          <table:table-cell office:value-type="float" office:value="1.56">
            <text:p>1.56</text:p>
          </table:table-cell>
          <table:table-cell office:value-type="float" office:value="6396.661">
            <text:p>6396.661</text:p>
          </table:table-cell>
          <table:table-cell office:value-type="float" office:value="639.666">
            <text:p>639.666</text:p>
          </table:table-cell>
          <table:table-cell office:value-type="float" office:value="0.17">
            <text:p>0.17</text:p>
          </table:table-cell>
          <table:table-cell office:value-type="float" office:value="13">
            <text:p>13</text:p>
          </table:table-cell>
          <table:table-cell office:value-type="float" office:value="2.9">
            <text:p>2.9</text:p>
          </table:table-cell>
          <table:table-cell office:value-type="float" office:value="6332">
            <text:p>6332</text:p>
          </table:table-cell>
          <table:table-cell office:value-type="float" office:value="767.6">
            <text:p>767.6</text:p>
          </table:table-cell>
          <table:table-cell office:value-type="float" office:value="6331">
            <text:p>6331</text:p>
          </table:table-cell>
          <table:table-cell office:value-type="float" office:value="767.1">
            <text:p>767.1</text:p>
          </table:table-cell>
          <table:table-cell office:value-type="float" office:value="6345">
            <text:p>6345</text:p>
          </table:table-cell>
          <table:table-cell office:value-type="float" office:value="767.8">
            <text:p>767.8</text:p>
          </table:table-cell>
          <table:table-cell office:value-type="string">
            <text:p>http://ec2-23-20-37-137.compute-1.amazonaws.com:8000/wo/local_rast1-big/local_rast2-big/3/7/false</text:p>
          </table:table-cell>
        </table:table-row>
        <table:table-row table:style-name="ro1">
          <table:table-cell office:value-type="string">
            <text:p>m1.xlarge</text:p>
          </table:table-cell>
          <table:table-cell office:value-type="string">
            <text:p>local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1.233">
            <text:p>21.233</text:p>
          </table:table-cell>
          <table:table-cell office:value-type="float" office:value="19848500">
            <text:p>19848500</text:p>
          </table:table-cell>
          <table:table-cell office:value-type="float" office:value="23.55">
            <text:p>23.55</text:p>
          </table:table-cell>
          <table:table-cell office:value-type="float" office:value="4246.576">
            <text:p>4246.576</text:p>
          </table:table-cell>
          <table:table-cell office:value-type="float" office:value="42.466">
            <text:p>42.466</text:p>
          </table:table-cell>
          <table:table-cell office:value-type="float" office:value="912.89">
            <text:p>912.89</text:p>
          </table:table-cell>
          <table:table-cell office:value-type="float" office:value="239">
            <text:p>239</text:p>
          </table:table-cell>
          <table:table-cell office:value-type="float" office:value="574.3">
            <text:p>574.3</text:p>
          </table:table-cell>
          <table:table-cell office:value-type="float" office:value="2992">
            <text:p>2992</text:p>
          </table:table-cell>
          <table:table-cell office:value-type="float" office:value="1432.7">
            <text:p>1432.7</text:p>
          </table:table-cell>
          <table:table-cell office:value-type="float" office:value="2021">
            <text:p>2021</text:p>
          </table:table-cell>
          <table:table-cell office:value-type="float" office:value="661.5">
            <text:p>661.5</text:p>
          </table:table-cell>
          <table:table-cell office:value-type="float" office:value="3231">
            <text:p>3231</text:p>
          </table:table-cell>
          <table:table-cell office:value-type="float" office:value="1522.2">
            <text:p>1522.2</text:p>
          </table:table-cell>
          <table:table-cell office:value-type="string">
            <text:p>http://ec2-23-20-37-137.compute-1.amazonaws.com:8000/wo/local_rast1-small/local_rast2-small/3/7/true</text:p>
          </table:table-cell>
        </table:table-row>
        <table:table-row table:style-name="ro1">
          <table:table-cell office:value-type="string">
            <text:p>m1.x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.434">
            <text:p>20.434</text:p>
          </table:table-cell>
          <table:table-cell office:value-type="float" office:value="19848500">
            <text:p>19848500</text:p>
          </table:table-cell>
          <table:table-cell office:value-type="float" office:value="24.47">
            <text:p>24.47</text:p>
          </table:table-cell>
          <table:table-cell office:value-type="float" office:value="4086.887">
            <text:p>4086.887</text:p>
          </table:table-cell>
          <table:table-cell office:value-type="float" office:value="40.869">
            <text:p>40.869</text:p>
          </table:table-cell>
          <table:table-cell office:value-type="float" office:value="948.56">
            <text:p>948.56</text:p>
          </table:table-cell>
          <table:table-cell office:value-type="float" office:value="236">
            <text:p>236</text:p>
          </table:table-cell>
          <table:table-cell office:value-type="float" office:value="550.7">
            <text:p>550.7</text:p>
          </table:table-cell>
          <table:table-cell office:value-type="float" office:value="3027">
            <text:p>3027</text:p>
          </table:table-cell>
          <table:table-cell office:value-type="float" office:value="1867.3">
            <text:p>1867.3</text:p>
          </table:table-cell>
          <table:table-cell office:value-type="float" office:value="1911">
            <text:p>1911</text:p>
          </table:table-cell>
          <table:table-cell office:value-type="float" office:value="817.8">
            <text:p>817.8</text:p>
          </table:table-cell>
          <table:table-cell office:value-type="float" office:value="3262">
            <text:p>3262</text:p>
          </table:table-cell>
          <table:table-cell office:value-type="float" office:value="1900.4">
            <text:p>1900.4</text:p>
          </table:table-cell>
          <table:table-cell office:value-type="string">
            <text:p>http://ec2-23-20-37-137.compute-1.amazonaws.com:8000/wo/cache_rast1-small/cache_rast2-small/3/7/true</text:p>
          </table:table-cell>
        </table:table-row>
        <table:table-row table:style-name="ro1"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4.266">
            <text:p>24.266</text:p>
          </table:table-cell>
          <table:table-cell office:value-type="float" office:value="19848500">
            <text:p>19848500</text:p>
          </table:table-cell>
          <table:table-cell office:value-type="float" office:value="20.61">
            <text:p>20.61</text:p>
          </table:table-cell>
          <table:table-cell office:value-type="float" office:value="4853.162">
            <text:p>4853.162</text:p>
          </table:table-cell>
          <table:table-cell office:value-type="float" office:value="48.532">
            <text:p>48.532</text:p>
          </table:table-cell>
          <table:table-cell office:value-type="float" office:value="798.79">
            <text:p>798.79</text:p>
          </table:table-cell>
          <table:table-cell office:value-type="float" office:value="166">
            <text:p>166</text:p>
          </table:table-cell>
          <table:table-cell office:value-type="float" office:value="421.2">
            <text:p>421.2</text:p>
          </table:table-cell>
          <table:table-cell office:value-type="float" office:value="3365">
            <text:p>3365</text:p>
          </table:table-cell>
          <table:table-cell office:value-type="float" office:value="1389.2">
            <text:p>1389.2</text:p>
          </table:table-cell>
          <table:table-cell office:value-type="float" office:value="2441">
            <text:p>2441</text:p>
          </table:table-cell>
          <table:table-cell office:value-type="float" office:value="817.5">
            <text:p>817.5</text:p>
          </table:table-cell>
          <table:table-cell office:value-type="float" office:value="3531">
            <text:p>3531</text:p>
          </table:table-cell>
          <table:table-cell office:value-type="float" office:value="1389.9">
            <text:p>1389.9</text:p>
          </table:table-cell>
          <table:table-cell office:value-type="string">
            <text:p>http://ec2-50-19-60-198.compute-1.amazonaws.com:8000/wo/cache_rast1-small/cache_rast2-small/3/7/true</text:p>
          </table:table-cell>
        </table:table-row>
        <table:table-row table:style-name="ro1"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97">
            <text:p>397</text:p>
          </table:table-cell>
          <table:table-cell office:value-type="float" office:value="9.928">
            <text:p>9.928</text:p>
          </table:table-cell>
          <table:table-cell office:value-type="float" office:value="53871">
            <text:p>53871</text:p>
          </table:table-cell>
          <table:table-cell office:value-type="float" office:value="50.36">
            <text:p>50.36</text:p>
          </table:table-cell>
          <table:table-cell office:value-type="float" office:value="1985.633">
            <text:p>1985.633</text:p>
          </table:table-cell>
          <table:table-cell office:value-type="float" office:value="19.856">
            <text:p>19.856</text:p>
          </table:table-cell>
          <table:table-cell office:value-type="float" office:value="5.3">
            <text:p>5.3</text:p>
          </table:table-cell>
          <table:table-cell office:value-type="float" office:value="16">
            <text:p>16</text:p>
          </table:table-cell>
          <table:table-cell office:value-type="float" office:value="6.4">
            <text:p>6.4</text:p>
          </table:table-cell>
          <table:table-cell office:value-type="float" office:value="1808">
            <text:p>1808</text:p>
          </table:table-cell>
          <table:table-cell office:value-type="float" office:value="550.3">
            <text:p>550.3</text:p>
          </table:table-cell>
          <table:table-cell office:value-type="float" office:value="1808">
            <text:p>1808</text:p>
          </table:table-cell>
          <table:table-cell office:value-type="float" office:value="550.3">
            <text:p>550.3</text:p>
          </table:table-cell>
          <table:table-cell office:value-type="float" office:value="1823">
            <text:p>1823</text:p>
          </table:table-cell>
          <table:table-cell office:value-type="float" office:value="549.5">
            <text:p>549.5</text:p>
          </table:table-cell>
          <table:table-cell office:value-type="string">
            <text:p>http://ec2-50-19-60-198.compute-1.amazonaws.com:8000/wo/cache_rast1-small/cache_rast2-small/3/7/false</text:p>
          </table:table-cell>
        </table:table-row>
        <table:table-row table:style-name="ro1">
          <table:table-cell office:value-type="string">
            <text:p>m1.x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256x256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office:value-type="float" office:value="3.701">
            <text:p>3.701</text:p>
          </table:table-cell>
          <table:table-cell office:value-type="float" office:value="53458">
            <text:p>53458</text:p>
          </table:table-cell>
          <table:table-cell office:value-type="float" office:value="135.11">
            <text:p>135.11</text:p>
          </table:table-cell>
          <table:table-cell office:value-type="float" office:value="740.127">
            <text:p>740.127</text:p>
          </table:table-cell>
          <table:table-cell office:value-type="float" office:value="7.401">
            <text:p>7.401</text:p>
          </table:table-cell>
          <table:table-cell office:value-type="float" office:value="14.11">
            <text:p>14.11</text:p>
          </table:table-cell>
          <table:table-cell office:value-type="float" office:value="14">
            <text:p>14</text:p>
          </table:table-cell>
          <table:table-cell office:value-type="float" office:value="3.9">
            <text:p>3.9</text:p>
          </table:table-cell>
          <table:table-cell office:value-type="float" office:value="661">
            <text:p>661</text:p>
          </table:table-cell>
          <table:table-cell office:value-type="float" office:value="161.4">
            <text:p>161.4</text:p>
          </table:table-cell>
          <table:table-cell office:value-type="float" office:value="661">
            <text:p>661</text:p>
          </table:table-cell>
          <table:table-cell office:value-type="float" office:value="161.4">
            <text:p>161.4</text:p>
          </table:table-cell>
          <table:table-cell office:value-type="float" office:value="674">
            <text:p>674</text:p>
          </table:table-cell>
          <table:table-cell office:value-type="float" office:value="159.5">
            <text:p>159.5</text:p>
          </table:table-cell>
          <table:table-cell office:value-type="string">
            <text:p>http://ec2-23-20-37-137.compute-1.amazonaws.com:8000/wo/cache_rast1-small/cache_rast2-small/3/7/false</text:p>
          </table:table-cell>
        </table:table-row>
        <table:table-row table:style-name="ro1">
          <table:table-cell office:value-type="string">
            <text:p>m1.x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12">
            <text:p>412</text:p>
          </table:table-cell>
          <table:table-cell office:value-type="float" office:value="73.708">
            <text:p>73.708</text:p>
          </table:table-cell>
          <table:table-cell office:value-type="float" office:value="54400">
            <text:p>54400</text:p>
          </table:table-cell>
          <table:table-cell office:value-type="float" office:value="6.78">
            <text:p>6.78</text:p>
          </table:table-cell>
          <table:table-cell office:value-type="float" office:value="14741.628">
            <text:p>14741.628</text:p>
          </table:table-cell>
          <table:table-cell office:value-type="float" office:value="147.416">
            <text:p>147.416</text:p>
          </table:table-cell>
          <table:table-cell office:value-type="float" office:value="0.72">
            <text:p>0.72</text:p>
          </table:table-cell>
          <table:table-cell office:value-type="float" office:value="14">
            <text:p>14</text:p>
          </table:table-cell>
          <table:table-cell office:value-type="float" office:value="3.8">
            <text:p>3.8</text:p>
          </table:table-cell>
          <table:table-cell office:value-type="float" office:value="13344">
            <text:p>13344</text:p>
          </table:table-cell>
          <table:table-cell office:value-type="float" office:value="3302.1">
            <text:p>3302.1</text:p>
          </table:table-cell>
          <table:table-cell office:value-type="float" office:value="13344">
            <text:p>13344</text:p>
          </table:table-cell>
          <table:table-cell office:value-type="float" office:value="3302.1">
            <text:p>3302.1</text:p>
          </table:table-cell>
          <table:table-cell office:value-type="float" office:value="13358">
            <text:p>13358</text:p>
          </table:table-cell>
          <table:table-cell office:value-type="float" office:value="3301">
            <text:p>3301</text:p>
          </table:table-cell>
          <table:table-cell office:value-type="string">
            <text:p>http://ec2-23-20-37-137.compute-1.amazonaws.com:8000/wo/cache_rast1-med/cache_rast2-med/3/7/false</text:p>
          </table:table-cell>
        </table:table-row>
        <table:table-row table:style-name="ro1">
          <table:table-cell office:value-type="string">
            <text:p>m1.large</text:p>
          </table:table-cell>
          <table:table-cell office:value-type="string">
            <text:p>cache</text:p>
          </table:table-cell>
          <table:table-cell office:value-type="string">
            <text:p>Text</text:p>
          </table:table-cell>
          <table:table-cell office:value-type="string">
            <text:p>1408x1408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office:value-type="float" office:value="191.502">
            <text:p>191.502</text:p>
          </table:table-cell>
          <table:table-cell office:value-type="float" office:value="54444">
            <text:p>54444</text:p>
          </table:table-cell>
          <table:table-cell office:value-type="float" office:value="2.61">
            <text:p>2.61</text:p>
          </table:table-cell>
          <table:table-cell office:value-type="float" office:value="38300.354">
            <text:p>38300.354</text:p>
          </table:table-cell>
          <table:table-cell office:value-type="float" office:value="383.004">
            <text:p>383.004</text:p>
          </table:table-cell>
          <table:table-cell office:value-type="float" office:value="0.28">
            <text:p>0.28</text:p>
          </table:table-cell>
          <table:table-cell office:value-type="float" office:value="17">
            <text:p>17</text:p>
          </table:table-cell>
          <table:table-cell office:value-type="float" office:value="6.4">
            <text:p>6.4</text:p>
          </table:table-cell>
          <table:table-cell office:value-type="float" office:value="34769">
            <text:p>34769</text:p>
          </table:table-cell>
          <table:table-cell office:value-type="float" office:value="8387.7">
            <text:p>8387.7</text:p>
          </table:table-cell>
          <table:table-cell office:value-type="float" office:value="34769">
            <text:p>34769</text:p>
          </table:table-cell>
          <table:table-cell office:value-type="float" office:value="8387.6">
            <text:p>8387.6</text:p>
          </table:table-cell>
          <table:table-cell office:value-type="float" office:value="34786">
            <text:p>34786</text:p>
          </table:table-cell>
          <table:table-cell office:value-type="float" office:value="8387.1">
            <text:p>8387.1</text:p>
          </table:table-cell>
          <table:table-cell office:value-type="string">
            <text:p>http://ec2-50-19-60-198.compute-1.amazonaws.com:8000/wo/cache_rast1-med/cache_rast2-med/3/7/false</text:p>
          </table:table-cell>
        </table:table-row>
        <table:table-row table:style-name="ro1">
          <table:table-cell office:value-type="string">
            <text:p>m1.small</text:p>
          </table:table-cell>
          <table:table-cell office:value-type="string">
            <text:p>cache</text:p>
          </table:table-cell>
          <table:table-cell office:value-type="string">
            <text:p>PNG</text:p>
          </table:table-cell>
          <table:table-cell office:value-type="string">
            <text:p>1408x1408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6.57">
            <text:p>76.57</text:p>
          </table:table-cell>
          <table:table-cell office:value-type="float" office:value="57765200">
            <text:p>57765200</text:p>
          </table:table-cell>
          <table:table-cell office:value-type="float" office:value="0.65">
            <text:p>0.65</text:p>
          </table:table-cell>
          <table:table-cell office:value-type="float" office:value="7656.966">
            <text:p>7656.966</text:p>
          </table:table-cell>
          <table:table-cell office:value-type="float" office:value="1531.393">
            <text:p>1531.393</text:p>
          </table:table-cell>
          <table:table-cell office:value-type="float" office:value="736.73">
            <text:p>736.73</text:p>
          </table:table-cell>
          <table:table-cell office:value-type="float" office:value="31">
            <text:p>31</text:p>
          </table:table-cell>
          <table:table-cell office:value-type="float" office:value="25.5">
            <text:p>25.5</text:p>
          </table:table-cell>
          <table:table-cell office:value-type="float" office:value="7440">
            <text:p>7440</text:p>
          </table:table-cell>
          <table:table-cell office:value-type="float" office:value="2621.5">
            <text:p>2621.5</text:p>
          </table:table-cell>
          <table:table-cell office:value-type="float" office:value="3456">
            <text:p>3456</text:p>
          </table:table-cell>
          <table:table-cell office:value-type="float" office:value="1575.5">
            <text:p>1575.5</text:p>
          </table:table-cell>
          <table:table-cell office:value-type="float" office:value="7471">
            <text:p>7471</text:p>
          </table:table-cell>
          <table:table-cell office:value-type="float" office:value="2630.5">
            <text:p>2630.5</text:p>
          </table:table-cell>
          <table:table-cell office:value-type="string">
            <text:p>http://ec2-50-16-19-74.compute-1.amazonaws.com:8000/wo/cache_rast1-med/cache_rast2-med/3/7/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21T10:19:41</dc:date>
    <dc:creator>Rob </dc:creator>
    <meta:editing-duration>P0D</meta:editing-duration>
    <meta:editing-cycles>1</meta:editing-cycles>
    <meta:document-statistic meta:table-count="1" meta:cell-count="529" meta:object-count="0"/>
  </office:meta>
</office:document-meta>
</file>